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13cm" fo:min-width="0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0.923cm" fo:min-width="6.674cm"/>
      <style:paragraph-properties style:writing-mode="lr-tb"/>
    </style:style>
    <style:style style:name="gr4" style:family="graphic" style:parent-style-name="standard">
      <style:graphic-properties svg:stroke-color="#000000" draw:fill-color="#eeeeee" draw:textarea-horizontal-align="justify" draw:textarea-vertical-align="middle" draw:auto-grow-height="false" fo:min-height="0.977cm" fo:min-width="6.668cm"/>
      <style:paragraph-properties style:writing-mode="lr-tb"/>
    </style:style>
    <style:style style:name="gr5" style:family="graphic" style:parent-style-name="standard">
      <style:graphic-properties svg:stroke-color="#000000" draw:fill-color="#eeeeee" draw:textarea-horizontal-align="justify" draw:textarea-vertical-align="middle" draw:auto-grow-height="false" fo:min-height="0.924cm" fo:min-width="6.674cm"/>
      <style:paragraph-properties style:writing-mode="lr-tb"/>
    </style:style>
    <style:style style:name="gr6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1.65cm" fo:min-width="20.4cm" fo:padding-top="0.175cm" fo:padding-bottom="0.175cm" fo:padding-left="0.3cm" fo:padding-right="0.3cm"/>
      <style:paragraph-properties style:writing-mode="lr-tb"/>
    </style:style>
    <style:style style:name="gr7" style:family="graphic" style:parent-style-name="objectwithoutfill">
      <style:graphic-properties svg:stroke-color="#000000" draw:marker-end="Arrow" draw:marker-end-width="0.3cm" draw:fill="none" draw:fill-color="#eeeeee" draw:textarea-vertical-align="middle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384cm" fo:min-width="0cm"/>
      <style:paragraph-properties style:writing-mode="lr-tb"/>
    </style:style>
    <style:style style:name="gr9" style:family="graphic" style:parent-style-name="standard">
      <style:graphic-properties svg:stroke-color="#000000" draw:fill-color="#111111" draw:textarea-horizontal-align="justify" draw:textarea-vertical-align="middle" draw:auto-grow-height="false" fo:min-height="0.105cm" fo:min-width="0cm"/>
    </style:style>
    <style:style style:name="gr10" style:family="graphic" style:parent-style-name="standard">
      <style:graphic-properties svg:stroke-color="#000000" draw:fill-color="#111111" draw:textarea-horizontal-align="justify" draw:textarea-vertical-align="middle" draw:auto-grow-height="false" fo:min-height="0.251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true" fo:min-height="0.713cm" fo:min-width="3.452cm"/>
      <style:paragraph-properties style:writing-mode="lr-tb"/>
    </style:style>
    <style:style style:name="gr13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false" fo:min-height="0.713cm" fo:min-width="0cm"/>
      <style:paragraph-properties style:writing-mode="lr-tb"/>
    </style:style>
    <style:style style:name="P1" style:family="paragraph">
      <loext:graphic-properties draw:fill="solid" draw:fill-color="#ffffff"/>
      <style:text-properties fo:font-size="9pt" style:font-size-asian="18pt" style:font-size-complex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11pt" fo:font-weight="bold" style:font-size-asian="18pt" style:font-size-complex="18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eeeeee"/>
      <style:paragraph-properties fo:text-align="center"/>
    </style:style>
    <style:style style:name="P7" style:family="paragraph">
      <loext:graphic-properties draw:fill-color="#111111"/>
      <style:paragraph-properties fo:text-align="center"/>
    </style:style>
    <style:style style:name="P8" style:family="paragraph">
      <loext:graphic-properties draw:fill="none" draw:fill-color="#ffffff"/>
      <style:text-properties fo:font-size="9pt" style:font-size-asian="18pt" style:font-size-complex="18pt"/>
    </style:style>
    <style:style style:name="T1" style:family="text">
      <style:text-properties fo:font-size="9pt" style:font-size-asian="18pt" style:font-size-complex="18pt"/>
    </style:style>
    <style:style style:name="T2" style:family="text">
      <style:text-properties fo:font-size="11pt" fo:font-weight="bold" style:font-size-asian="18pt" style:font-size-complex="18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916cm" svg:height="0.963cm" svg:x="14.064cm" svg:y="18.337cm">
          <draw:text-box>
            <text:p><text:span text:style-name="T1">CLK_SESS_FIN (21)</text:span></text:p>
            <text:p><text:span text:style-name="T1">CLK_FERM (22)</text:span></text:p>
          </draw:text-box>
        </draw:frame>
        <draw:connector draw:style-name="gr2" draw:text-style-name="P2" draw:layer="layout" draw:type="curve" svg:x1="13.756cm" svg:y1="11.271cm" svg:x2="21.717cm" svg:y2="18.7cm" draw:start-shape="id1" draw:start-glue-point="1" draw:end-shape="id2" draw:end-glue-point="0" svg:d="M13756 11271c5308 0 7961 2476 7961 7429" svg:viewBox="0 0 7962 7430">
          <text:p/>
        </draw:connector>
        <draw:custom-shape draw:style-name="gr3" draw:text-style-name="P4" xml:id="id8" draw:id="id8" draw:layer="layout" svg:width="7.3cm" svg:height="1.299cm" svg:x="6.488cm" svg:y="18.701cm">
          <text:p text:style-name="P3"><text:span text:style-name="T2">NOUVELLE_VERS</text:span><text:span text:style-name="T2">ION DEMANDÉE </text:span><text:span text:style-name="T2">(6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7.3cm" svg:height="1.359cm" svg:x="6.456cm" svg:y="16.067cm">
          <text:p text:style-name="P3"><text:span text:style-name="T2">A</text:span><text:span text:style-name="T2">C</text:span><text:span text:style-name="T2">TI</text:span><text:span text:style-name="T2">F </text:span><text:span text:style-name="T2">(5</text:span><text:span text:style-name="T2">)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2" draw:id="id2" draw:layer="layout" svg:width="7.3cm" svg:height="1.3cm" svg:x="18.067cm" svg:y="18.7cm">
          <text:p text:style-name="P3"><text:span text:style-name="T2">T</text:span><text:span text:style-name="T2">E</text:span><text:span text:style-name="T2">R</text:span><text:span text:style-name="T2">MI</text:span><text:span text:style-name="T2">N</text:span><text:span text:style-name="T2">E </text:span><text:span text:style-name="T2">(9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21cm" svg:height="2cm" svg:x="4.7cm" svg:y="1.076cm">
          <text:p text:style-name="P3"><text:span text:style-name="T3">gr</text:span><text:span text:style-name="T3">a</text:span><text:span text:style-name="T3">m</text:span><text:span text:style-name="T3">c </text:span><text:span text:style-name="T3">v </text:span><text:span text:style-name="T3">2.</text:span><text:span text:style-name="T3">5.</text:span><text:span text:style-name="T3">x - </text:span><text:span text:style-name="T3">Et</text:span><text:span text:style-name="T3">at</text:span><text:span text:style-name="T3">s </text:span><text:span text:style-name="T3">d’</text:span><text:span text:style-name="T3">un</text:span><text:span text:style-name="T3">e </text:span><text:span text:style-name="T3">ve</text:span><text:span text:style-name="T3">rsi</text:span><text:span text:style-name="T3">on </text:span><text:span text:style-name="T3">de </text:span><text:span text:style-name="T3">pr</text:span><text:span text:style-name="T3">oj</text:span><text:span text:style-name="T3">et</text:span></text:p>
          <text:p text:style-name="P3">cf. VersionWorkflow.php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10.106cm" svg:y1="14.827cm" svg:x2="10.106cm" svg:y2="16.067cm" draw:start-shape="id3" draw:start-glue-point="2" draw:end-shape="id4" svg:d="M10106 14827v1240" svg:viewBox="0 0 1 1241">
          <text:p/>
        </draw:connector>
        <draw:frame draw:style-name="gr8" draw:text-style-name="P1" draw:layer="layout" svg:width="3.661cm" svg:height="0.634cm" svg:x="10.313cm" svg:y="15.343cm">
          <draw:text-box>
            <text:p><text:span text:style-name="T1">CLK_SESS_DEB (20)</text:span></text:p>
          </draw:text-box>
        </draw:frame>
        <draw:connector draw:style-name="gr7" draw:text-style-name="P6" draw:layer="layout" draw:type="curve" svg:x1="13.756cm" svg:y1="16.746cm" svg:x2="13.756cm" svg:y2="16.746cm" draw:start-shape="id4" draw:end-shape="id4" svg:d="M13756 16746z" svg:viewBox="0 0 1 1">
          <text:p/>
        </draw:connector>
        <draw:custom-shape draw:style-name="gr9" draw:text-style-name="P7" xml:id="id5" draw:id="id5" draw:layer="layout" svg:width="0.499cm" svg:height="0.501cm" svg:x="14.988cm" svg:y="3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xml:id="id9" draw:id="id9" draw:layer="layout" svg:width="0.499cm" svg:height="0.501cm" svg:x="27.602cm" svg:y="19.13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6" draw:id="id6" draw:layer="layout" svg:width="7.3cm" svg:height="1.3cm" svg:x="11.562cm" svg:y="5.401cm">
          <text:p text:style-name="P3"><text:span text:style-name="T2">CREE_ATTENTE (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5.238cm" svg:y1="4.055cm" svg:x2="15.212cm" svg:y2="5.401cm" draw:start-shape="id5" draw:start-glue-point="8" draw:end-shape="id6" draw:end-glue-point="0" svg:d="M15238 4055l-26 1346" svg:viewBox="0 0 27 1347">
          <text:p/>
        </draw:connector>
        <draw:custom-shape draw:style-name="gr5" draw:text-style-name="P4" xml:id="id7" draw:id="id7" draw:layer="layout" svg:width="7.3cm" svg:height="1.3cm" svg:x="6.456cm" svg:y="7.566cm">
          <text:p text:style-name="P3"><text:span text:style-name="T2">EDITION_DEMANDE (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" draw:id="id1" draw:layer="layout" svg:width="7.3cm" svg:height="1.3cm" svg:x="6.456cm" svg:y="10.621cm">
          <text:p text:style-name="P3"><text:span text:style-name="T2">EDITION_EXPERTISE (3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11.562cm" svg:y1="6.051cm" svg:x2="10.106cm" svg:y2="7.566cm" draw:start-shape="id6" draw:start-glue-point="3" draw:end-shape="id7" draw:end-glue-point="0" svg:d="M11562 6051c-971 0-1456 505-1456 1515" svg:viewBox="0 0 1457 1516">
          <text:p/>
        </draw:connector>
        <draw:frame draw:style-name="gr1" draw:text-style-name="P1" draw:layer="layout" svg:width="3.376cm" svg:height="0.963cm" svg:x="8.038cm" svg:y="6.032cm">
          <draw:text-box>
            <text:p><text:span text:style-name="T1">CLK_DEMANDE (1)</text:span></text:p>
          </draw:text-box>
        </draw:frame>
        <draw:connector draw:style-name="gr2" draw:text-style-name="P2" draw:layer="layout" draw:type="curve" draw:line-skew="-0.657cm" svg:x1="6.456cm" svg:y1="11.271cm" svg:x2="6.456cm" svg:y2="8.216cm" draw:start-shape="id1" draw:start-glue-point="3" draw:end-shape="id7" draw:end-glue-point="3" svg:d="M6456 11271c-1737 0-1737-3055 0-3055" svg:viewBox="0 0 1304 3056">
          <text:p/>
        </draw:connector>
        <draw:frame draw:style-name="gr1" draw:text-style-name="P1" draw:layer="layout" svg:width="3.045cm" svg:height="0.963cm" svg:x="3.846cm" svg:y="9.271cm">
          <draw:text-box>
            <text:p><text:span text:style-name="T1">CLK_ARR (14)</text:span></text:p>
          </draw:text-box>
        </draw:frame>
        <draw:connector draw:style-name="gr2" draw:text-style-name="P2" draw:layer="layout" draw:type="line" svg:x1="10.106cm" svg:y1="8.866cm" svg:x2="10.106cm" svg:y2="10.621cm" draw:start-shape="id7" draw:start-glue-point="2" draw:end-shape="id1" draw:end-glue-point="0" svg:d="M10106 8866v1755" svg:viewBox="0 0 1 1756">
          <text:p/>
        </draw:connector>
        <draw:frame draw:style-name="gr11" draw:text-style-name="P8" draw:layer="layout" svg:width="3.721cm" svg:height="0.963cm" svg:x="10cm" svg:y="9.277cm">
          <draw:text-box>
            <text:p><text:span text:style-name="T1">CLK_VAL_DEM (10)</text:span></text:p>
          </draw:text-box>
        </draw:frame>
        <draw:connector draw:style-name="gr2" draw:text-style-name="P2" draw:layer="layout" draw:type="curve" svg:x1="10.106cm" svg:y1="17.426cm" svg:x2="21.717cm" svg:y2="18.7cm" draw:start-shape="id4" draw:end-shape="id2" draw:end-glue-point="0" svg:d="M10106 17426c0 955 11611 319 11611 1274" svg:viewBox="0 0 11612 1275">
          <text:p/>
        </draw:connector>
        <draw:connector draw:style-name="gr2" draw:text-style-name="P2" draw:layer="layout" draw:type="curve" svg:x1="10.106cm" svg:y1="17.426cm" svg:x2="10.138cm" svg:y2="18.701cm" draw:start-shape="id4" draw:start-glue-point="2" draw:end-shape="id8" draw:end-glue-point="0" svg:d="M10106 17426c0 955 32 318 32 1275" svg:viewBox="0 0 33 1276">
          <text:p/>
        </draw:connector>
        <draw:connector draw:style-name="gr2" draw:text-style-name="P2" draw:layer="layout" draw:type="curve" svg:x1="13.788cm" svg:y1="19.35cm" svg:x2="18.067cm" svg:y2="19.35cm" draw:start-shape="id8" draw:end-shape="id2" draw:end-glue-point="3" svg:d="M13788 19350h4279" svg:viewBox="0 0 4280 1">
          <text:p/>
        </draw:connector>
        <draw:connector draw:style-name="gr2" draw:text-style-name="P2" draw:layer="layout" draw:type="line" svg:x1="25.367cm" svg:y1="19.35cm" svg:x2="27.602cm" svg:y2="19.382cm" draw:start-shape="id2" draw:start-glue-point="1" draw:end-shape="id9" draw:end-glue-point="6" svg:d="M25367 19350l2235 32" svg:viewBox="0 0 2236 33">
          <text:p/>
        </draw:connector>
        <draw:frame draw:style-name="gr12" draw:text-style-name="P1" draw:layer="layout" svg:width="3.952cm" svg:height="0.963cm" svg:x="10.256cm" svg:y="12.116cm">
          <draw:text-box>
            <text:p><text:span text:style-name="T1">CLK_VAL_EXP_OK (11)</text:span></text:p>
          </draw:text-box>
        </draw:frame>
        <draw:custom-shape draw:style-name="gr5" draw:text-style-name="P4" xml:id="id3" draw:id="id3" draw:layer="layout" svg:width="7.3cm" svg:height="1.3cm" svg:x="6.456cm" svg:y="13.527cm">
          <text:p text:style-name="P3"><text:span text:style-name="T2">EN_ATTENTE (4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" draw:layer="layout" svg:width="4.349cm" svg:height="0.963cm" svg:x="5.21cm" svg:y="17.67cm">
          <draw:text-box>
            <text:p><text:span text:style-name="T1">CLK_VAL_EXP_OK (11)</text:span></text:p>
          </draw:text-box>
        </draw:frame>
        <draw:connector draw:style-name="gr2" draw:text-style-name="P2" draw:layer="layout" draw:type="line" svg:x1="10.106cm" svg:y1="11.921cm" svg:x2="10.106cm" svg:y2="13.527cm" draw:start-shape="id1" draw:start-glue-point="2" draw:end-shape="id3" draw:end-glue-point="0" svg:d="M10106 11921v1606" svg:viewBox="0 0 1 1607">
          <text:p/>
        </draw:connector>
        <draw:frame draw:style-name="gr1" draw:text-style-name="P1" draw:layer="layout" svg:width="4.752cm" svg:height="0.963cm" svg:x="17.928cm" svg:y="13.18cm">
          <draw:text-box>
            <text:p><text:span text:style-name="T1">CLK_VAL_EXP_CONT (13)</text:span></text:p>
            <text:p><text:span text:style-name="T1">CLK_VAL_EXP_KO (12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8-28T15:35:11.649038651</meta:creation-date>
    <dc:date>2022-01-21T15:51:07.538888531</dc:date>
    <meta:editing-duration>PT5H44M6S</meta:editing-duration>
    <meta:editing-cycles>47</meta:editing-cycles>
    <meta:generator>LibreOffice/6.4.7.2$Linux_X86_64 LibreOffice_project/40$Build-2</meta:generator>
    <meta:print-date>2020-02-04T14:00:37.490279320</meta:print-date>
    <dc:creator>Emmanuel Courcelle</dc:creator>
    <meta:document-statistic meta:object-count="30"/>
  </office:meta>
</office:document-meta>
</file>